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draw:stroke-dash="Dash_20_2"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cm" svg:x="4.9cm" svg:y="5.5cm">
          <text:p text:style-name="P1">k,R</text:p>
          <draw:enhanced-geometry svg:viewBox="0 0 21600 21600" draw:path-stretchpoint-x="10800" draw:path-stretchpoint-y="10800" draw:text-areas="?f3 ?f4 ?f5 ?f6" draw:type="round-rectangle" draw:modifiers="8825.574425574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1.5cm" svg:height="1cm" svg:x="8cm" svg:y="5.5cm">
          <text:p text:style-name="P1">k',R'</text:p>
          <draw:enhanced-geometry svg:viewBox="0 0 21600 21600" draw:path-stretchpoint-x="10800" draw:path-stretchpoint-y="10800" draw:text-areas="?f3 ?f4 ?f5 ?f6" draw:type="round-rectangle" draw:modifiers="8825.574425574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205cm" svg:height="0.958cm" svg:x="5.1cm" svg:y="7.4cm">
          <draw:text-box>
            <text:p text:style-name="P2"><text:span text:style-name="T1">L2</text:span></text:p>
          </draw:text-box>
        </draw:frame>
        <draw:frame draw:style-name="gr2" draw:text-style-name="P2" draw:layer="layout" svg:width="1.205cm" svg:height="0.958cm" svg:x="8.195cm" svg:y="7.4cm">
          <draw:text-box>
            <text:p text:style-name="P2"><text:span text:style-name="T1">L1</text:span></text:p>
          </draw:text-box>
        </draw:frame>
        <draw:line draw:style-name="gr3" draw:text-style-name="P1" draw:layer="layout" svg:x1="11.7cm" svg:y1="1.5cm" svg:x2="11.7cm" svg:y2="8.5cm">
          <text:p/>
        </draw:line>
        <draw:custom-shape draw:style-name="gr1" draw:text-style-name="P1" draw:layer="layout" svg:width="1.699cm" svg:height="1.209cm" svg:x="4.801cm" svg:y="5.391cm">
          <text:p/>
          <draw:enhanced-geometry svg:viewBox="0 0 21600 21600" draw:path-stretchpoint-x="10800" draw:path-stretchpoint-y="10800" draw:text-areas="?f3 ?f4 ?f5 ?f6" draw:type="round-rectangle" draw:modifiers="8825.574425574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1.5cm" svg:height="1cm" svg:x="8cm" svg:y="4.2cm">
          <text:p text:style-name="P1">k<text:span text:style-name="T2">p</text:span>,R'</text:p>
          <draw:enhanced-geometry svg:viewBox="0 0 21600 21600" draw:path-stretchpoint-x="10800" draw:path-stretchpoint-y="10800" draw:text-areas="?f3 ?f4 ?f5 ?f6" draw:type="round-rectangle" draw:modifiers="8825.574425574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1.5cm" svg:height="1cm" svg:x="8cm" svg:y="2cm">
          <text:p text:style-name="P1">k<text:span text:style-name="T2">1</text:span>,R'</text:p>
          <draw:enhanced-geometry svg:viewBox="0 0 21600 21600" draw:path-stretchpoint-x="10800" draw:path-stretchpoint-y="10800" draw:text-areas="?f3 ?f4 ?f5 ?f6" draw:type="round-rectangle" draw:modifiers="8825.574425574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035cm" svg:height="0.963cm" draw:transform="rotate (1.5707963267946) translate (8.131cm 4.094cm)">
          <draw:text-box>
            <text:p>...</text:p>
          </draw:text-box>
        </draw:frame>
        <draw:line draw:style-name="gr4" draw:text-style-name="P1" draw:layer="layout" svg:x1="6.5cm" svg:y1="6cm" svg:x2="8cm" svg:y2="6cm">
          <text:p text:style-name="P1">1</text:p>
        </draw:line>
        <draw:connector draw:style-name="gr5" draw:text-style-name="P1" draw:layer="layout" draw:type="curve" svg:x1="9.5cm" svg:y1="6cm" svg:x2="9.5cm" svg:y2="4.7cm" draw:start-shape="id1" draw:start-glue-point="1" draw:end-shape="id2" draw:end-glue-point="1" svg:d="m9500 6000c751 0 751-1300 0-1300">
          <text:p/>
        </draw:connector>
        <draw:connector draw:style-name="gr5" draw:text-style-name="P1" draw:layer="layout" draw:type="curve" draw:line-skew="0.249cm" svg:x1="9.5cm" svg:y1="6cm" svg:x2="9.5cm" svg:y2="2.5cm" draw:start-shape="id1" draw:start-glue-point="1" draw:end-shape="id3" draw:end-glue-point="1" svg:d="m9500 6000c1125 0 1125-3500 0-3500">
          <text:p/>
        </draw:connector>
        <draw:frame draw:style-name="gr2" draw:layer="layout" svg:width="0.853cm" svg:height="0.963cm" svg:x="10.2cm" svg:y="4cm">
          <draw:text-box>
            <text:p>2</text:p>
          </draw:text-box>
        </draw:frame>
        <draw:line draw:style-name="gr6" draw:text-style-name="P1" draw:layer="layout" svg:x1="11.3cm" svg:y1="4.9cm" svg:x2="12.8cm" svg:y2="4.9cm">
          <text:p/>
        </draw:line>
        <draw:frame draw:style-name="gr2" draw:layer="layout" svg:width="3.194cm" svg:height="1.17cm" svg:x="13.5cm" svg:y="2cm">
          <draw:text-box>
            <text:p>[L1] <text:s/>k<text:span text:style-name="T2">1</text:span>,R'</text:p>
          </draw:text-box>
        </draw:frame>
        <draw:frame draw:style-name="gr2" draw:layer="layout" svg:width="3.194cm" svg:height="1.17cm" svg:x="13.5cm" svg:y="4.2cm">
          <draw:text-box>
            <text:p>[L1] <text:s/>k<text:span text:style-name="T2">p</text:span>,R'</text:p>
          </draw:text-box>
        </draw:frame>
        <draw:frame draw:style-name="gr2" draw:layer="layout" svg:width="3.944cm" svg:height="0.963cm" svg:x="13.5cm" svg:y="5.4cm">
          <draw:text-box>
            <text:p>[L1+L2] <text:s/>k,R</text:p>
          </draw:text-box>
        </draw:frame>
        <draw:frame draw:style-name="gr2" draw:text-style-name="P3" draw:layer="layout" svg:width="5.773cm" svg:height="2.372cm" svg:x="13cm" svg:y="6.7cm">
          <draw:text-box>
            <text:p text:style-name="P3">часть</text:p>
            <text:p text:style-name="P3">конструируемого</text:p>
            <text:p text:style-name="P3">теста</text:p>
          </draw:text-box>
        </draw:frame>
        <draw:frame draw:style-name="gr2" draw:layer="layout" svg:width="1.035cm" svg:height="0.963cm" draw:transform="rotate (1.5707963267946) translate (14.432cm 4.095cm)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2" draw:display-name="Dash 2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05T14:30:52.51</meta:creation-date>
    <dc:date>2010-03-05T14:41:37.35</dc:date>
    <dc:creator>Ivan Ivanov</dc:creator>
    <meta:editing-duration>PT00H10M47S</meta:editing-duration>
    <meta:editing-cycles>4</meta:editing-cycles>
    <meta:generator>OpenOffice.org/3.0$Win32 OpenOffice.org_project/300m9$Build-9358</meta:generator>
    <meta:document-statistic meta:object-count="19"/>
  </office:meta>
</office:document-meta>
</file>